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b5fd" officeooo:paragraph-rsid="0001b5fd"/>
    </style:style>
    <style:style style:name="P2" style:family="paragraph" style:parent-style-name="Standard">
      <style:text-properties officeooo:rsid="00039c8b" officeooo:paragraph-rsid="00039c8b"/>
    </style:style>
    <style:style style:name="T1" style:family="text">
      <style:text-properties officeooo:rsid="00039c8b"/>
    </style:style>
    <style:style style:name="T2" style:family="text">
      <style:text-properties officeooo:rsid="00048a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1 – github: https://github.com/codeedu/fc2-arquitetura-hexagonal/blob/main/Dockerfile</text:p>
      <text:p text:style-name="P1"/>
      <text:p text:style-name="P1"/>
      <text:p text:style-name="P1">2 – colocar o docker-compose.yaml <text:s/>e Dockerfile dentro da mesma pasta do projeto</text:p>
      <text:p text:style-name="P1">3- <text:s/>docker-compose up -<text:span text:style-name="T1">d</text:span></text:p>
      <text:p text:style-name="P1">4 – docker-compose ps</text:p>
      <text:p text:style-name="P1">5 – <text:span text:style-name="T1">docker exec -it appproduct bash</text:span></text:p>
      <text:p text:style-name="P2">6 - go mod init github.com/codeedu/go-hexagonal</text:p>
      <text:p text:style-name="P2"><text:s text:c="11"/>cria módu<text:span text:style-name="T2">l</text:span>o.<text:span text:style-name="T2">C</text:span>ria o arquivo go.mo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12-28T21:51:53.553000000</dc:date>
    <meta:editing-duration>PT3H18M54S</meta:editing-duration>
    <meta:editing-cycles>3</meta:editing-cycles>
    <meta:document-statistic meta:table-count="0" meta:image-count="0" meta:object-count="0" meta:page-count="1" meta:paragraph-count="7" meta:word-count="39" meta:character-count="336" meta:non-whitespace-character-count="287"/>
  </office:meta>
</office:document-meta>
</file>